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19c" officeooo:paragraph-rsid="0002719c"/>
    </style:style>
    <style:style style:name="P2" style:family="paragraph" style:parent-style-name="Standard">
      <style:text-properties officeooo:rsid="00029af6" officeooo:paragraph-rsid="00029af6"/>
    </style:style>
    <style:style style:name="P3" style:family="paragraph" style:parent-style-name="Standard">
      <style:text-properties officeooo:rsid="0003b363" officeooo:paragraph-rsid="0003b363"/>
    </style:style>
    <style:style style:name="P4" style:family="paragraph" style:parent-style-name="Standard">
      <style:text-properties officeooo:rsid="000576c8" officeooo:paragraph-rsid="00057953"/>
    </style:style>
    <style:style style:name="P5" style:family="paragraph" style:parent-style-name="Standard">
      <style:text-properties officeooo:rsid="000576c8" officeooo:paragraph-rsid="00066d34"/>
    </style:style>
    <style:style style:name="P6" style:family="paragraph" style:parent-style-name="Standard">
      <style:text-properties officeooo:rsid="000576c8" officeooo:paragraph-rsid="000893ac"/>
    </style:style>
    <style:style style:name="P7" style:family="paragraph" style:parent-style-name="Standard">
      <style:text-properties officeooo:rsid="0007c1c5" officeooo:paragraph-rsid="0007c1c5"/>
    </style:style>
    <style:style style:name="P8" style:family="paragraph" style:parent-style-name="Standard">
      <style:text-properties officeooo:rsid="000893ac" officeooo:paragraph-rsid="000893ac"/>
    </style:style>
    <style:style style:name="P9" style:family="paragraph" style:parent-style-name="Standard">
      <style:text-properties officeooo:rsid="000a4faf" officeooo:paragraph-rsid="000a4faf"/>
    </style:style>
    <style:style style:name="P10" style:family="paragraph" style:parent-style-name="Standard">
      <style:text-properties officeooo:rsid="000a93f7" officeooo:paragraph-rsid="000a93f7"/>
    </style:style>
    <style:style style:name="P11" style:family="paragraph" style:parent-style-name="Standard">
      <style:text-properties officeooo:rsid="000d796f" officeooo:paragraph-rsid="000d796f"/>
    </style:style>
    <style:style style:name="P12" style:family="paragraph" style:parent-style-name="Standard">
      <style:text-properties officeooo:rsid="000e188a" officeooo:paragraph-rsid="000e188a"/>
    </style:style>
    <style:style style:name="P13" style:family="paragraph" style:parent-style-name="Standard">
      <style:text-properties officeooo:rsid="000f5c4a" officeooo:paragraph-rsid="000f5c4a"/>
    </style:style>
    <style:style style:name="T1" style:family="text">
      <style:text-properties officeooo:rsid="0003b363"/>
    </style:style>
    <style:style style:name="T2" style:family="text">
      <style:text-properties officeooo:rsid="00057953"/>
    </style:style>
    <style:style style:name="T3" style:family="text">
      <style:text-properties officeooo:rsid="00066d34"/>
    </style:style>
    <style:style style:name="T4" style:family="text">
      <style:text-properties officeooo:rsid="000b3c61"/>
    </style:style>
    <style:style style:name="T5" style:family="text">
      <style:text-properties officeooo:rsid="000fe4a9"/>
    </style:style>
    <style:style style:name="T6" style:family="text">
      <style:text-properties officeooo:rsid="0010fde0"/>
    </style:style>
    <style:style style:name="T7" style:family="text">
      <style:text-properties officeooo:rsid="00125b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ustering</text:p>
      <text:p text:style-name="P1">keine Labels</text:p>
      <text:p text:style-name="P1">Trainingsdaten sind andere Cluster → Feature nicht nutzbar</text:p>
      <text:p text:style-name="P1">ARS – Adjusted, 0 – Zufall</text:p>
      <text:p text:style-name="P1"/>
      <text:p text:style-name="P2">Webserver – Angriff mit php, perl, <text:span text:style-name="T1">100% echte Daten durch honeypot</text:span></text:p>
      <text:p text:style-name="P3">BagOfWords, ggf Parser, <text:span text:style-name="T7">IRC/Slack</text:span></text:p>
      <text:p text:style-name="P1"/>
      <text:p text:style-name="P6">Android – Passwort, Tracking</text:p>
      <text:p text:style-name="P6">APK-Datei ist Zip-Datei.</text:p>
      <text:p text:style-name="P5">Dex-Klassen – <text:span text:style-name="T3">kompilierter Javacode, Javacode-ähnlich(JavaBytecode) – Code dissassembliern, decompilieren</text:span></text:p>
      <text:p text:style-name="P5">Manifest-File <text:span text:style-name="T2">(Root-Exploits, fordern Recht an)</text:span>, Ressourcen </text:p>
      <text:p text:style-name="P4"><text:span text:style-name="T2">Android 7 – Rechte werden zur Laufzeit gefragt</text:span></text:p>
      <text:p text:style-name="P4"/>
      <text:p text:style-name="P4"/>
      <text:p text:style-name="P7">Windows</text:p>
      <text:p text:style-name="P8">pe – Programme, <text:s/>portable executable</text:p>
      <text:p text:style-name="P9">Artefakte in pe-Headern</text:p>
      <text:p text:style-name="P10">Datei dessassambliern, Sandbox – <text:span text:style-name="T4">was machen die Dateien</text:span></text:p>
      <text:p text:style-name="P10"/>
      <text:p text:style-name="P11">Evaluierung </text:p>
      <text:p text:style-name="P12">Silhoutee Coefficient</text:p>
      <text:p text:style-name="P13">Elbow-<text:span text:style-name="T6">Methode</text:span></text:p>
      <text:p text:style-name="P13">Anzahl der Elemente in Cluster/Silhoutte Scoure/durchschnittliche Größe <text:span text:style-name="T5">der Cluster</text:span></text:p>
      <text:p text:style-name="P13">Anzahl Cluster</text:p>
      <text:p text:style-name="P11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9:14:49.698973189</meta:creation-date>
    <dc:date>2019-11-25T09:50:19.734030739</dc:date>
    <meta:editing-duration>PT35M22S</meta:editing-duration>
    <meta:editing-cycles>17</meta:editing-cycles>
    <meta:generator>LibreOffice/6.1.6.3$Linux_X86_64 LibreOffice_project/10$Build-3</meta:generator>
    <meta:document-statistic meta:table-count="0" meta:image-count="0" meta:object-count="0" meta:page-count="1" meta:paragraph-count="20" meta:word-count="85" meta:character-count="732" meta:non-whitespace-character-count="655"/>
  </office:meta>
</office:document-meta>
</file>